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Camada4" svg:width="0.9cm" svg:height="1.3cm" svg:x="1.1cm" svg:y="10.8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3cm" svg:x="26.2cm" svg:y="8.1cm">
          <text:p text:style-name="P1">S/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cm" svg:height="1.3cm" svg:x="1.1cm" svg:y="14.7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1" xml:id="id1" draw:id="id1" draw:layer="layout" svg:x1="1.065cm" svg:y1="8.006cm" svg:x2="15.909cm" svg:y2="8.006cm" svg:d="M1065 8006h14844" svg:viewBox="0 0 14845 1">
          <text:p/>
        </draw:connector>
        <draw:connector draw:style-name="gr2" draw:text-style-name="P1" draw:layer="layout" svg:x1="15.909cm" svg:y1="8.006cm" svg:x2="15.909cm" svg:y2="16.081cm" draw:start-shape="id1" draw:start-glue-point="3" svg:d="M15909 8006v8075" svg:viewBox="0 0 1 8076">
          <text:p/>
        </draw:connector>
        <draw:connector draw:style-name="gr2" draw:text-style-name="P1" draw:layer="layout" svg:x1="14.947cm" svg:y1="16.046cm" svg:x2="17.009cm" svg:y2="16.046cm" svg:d="M14947 16046h2062" svg:viewBox="0 0 2063 1">
          <text:p/>
        </draw:connector>
        <draw:connector draw:style-name="gr2" draw:text-style-name="P1" xml:id="id2" draw:id="id2" draw:layer="layout" svg:x1="14.938cm" svg:y1="17cm" svg:x2="17cm" svg:y2="17cm" svg:d="M14938 17000h2062" svg:viewBox="0 0 2063 1">
          <text:p/>
        </draw:connector>
        <draw:connector draw:style-name="gr2" draw:text-style-name="P1" xml:id="id9" draw:id="id9" draw:layer="layout" svg:x1="15.969cm" svg:y1="17cm" svg:x2="15.978cm" svg:y2="19.998cm" draw:start-shape="id2" draw:start-glue-point="0" svg:d="M15969 17000v1750h9v1248" svg:viewBox="0 0 10 2999">
          <text:p/>
        </draw:connector>
        <draw:connector draw:style-name="gr2" draw:text-style-name="P1" xml:id="id3" draw:id="id3" draw:layer="layout" svg:x1="1.031cm" svg:y1="19.964cm" svg:x2="1.031cm" svg:y2="1.065cm" svg:d="M1031 19964v-18899" svg:viewBox="0 0 1 18900">
          <text:p/>
        </draw:connector>
        <draw:connector draw:style-name="gr2" draw:text-style-name="P1" xml:id="id4" draw:id="id4" draw:layer="layout" svg:x1="1.031cm" svg:y1="1.065cm" svg:x2="28.76cm" svg:y2="1.065cm" draw:start-shape="id3" draw:start-glue-point="3" svg:d="M1031 1065h27729" svg:viewBox="0 0 27730 1">
          <text:p/>
        </draw:connector>
        <draw:connector draw:style-name="gr2" draw:text-style-name="P1" xml:id="id5" draw:id="id5" draw:layer="layout" svg:x1="15.909cm" svg:y1="8.006cm" svg:x2="28.417cm" svg:y2="8.04cm" draw:start-shape="id1" draw:start-glue-point="3" svg:d="M15909 8006h6505v34h6003" svg:viewBox="0 0 12509 35">
          <text:p/>
        </draw:connector>
        <draw:connector draw:style-name="gr2" draw:text-style-name="P1" draw:layer="layout" draw:line-skew="-0.561cm" svg:x1="28.76cm" svg:y1="1.065cm" svg:x2="28.417cm" svg:y2="8.04cm" draw:start-shape="id4" draw:start-glue-point="3" draw:end-shape="id5" draw:end-glue-point="3" svg:d="M28760 1065h-60v6975h-283" svg:viewBox="0 0 344 6976">
          <text:p/>
        </draw:connector>
        <draw:connector draw:style-name="gr2" draw:text-style-name="P1" xml:id="id11" draw:id="id11" draw:layer="layout" svg:x1="26.609cm" svg:y1="10.046cm" svg:x2="28.671cm" svg:y2="10.046cm" svg:d="M26609 10046h2062" svg:viewBox="0 0 2063 1">
          <text:p/>
        </draw:connector>
        <draw:connector draw:style-name="gr2" draw:text-style-name="P1" xml:id="id6" draw:id="id6" draw:layer="layout" svg:x1="26.6cm" svg:y1="11cm" svg:x2="28.662cm" svg:y2="11cm" svg:d="M26600 11000h2062" svg:viewBox="0 0 2063 1">
          <text:p/>
        </draw:connector>
        <draw:connector draw:style-name="gr2" draw:text-style-name="P1" xml:id="id10" draw:id="id10" draw:layer="layout" svg:x1="28.662cm" svg:y1="11cm" svg:x2="28.588cm" svg:y2="19.964cm" draw:start-shape="id6" draw:start-glue-point="3" svg:d="M28662 11000v4733h-74v4231" svg:viewBox="0 0 75 8965">
          <text:p/>
        </draw:connector>
        <draw:custom-shape draw:style-name="gr1" draw:text-style-name="P1" draw:layer="layout" svg:width="0.9cm" svg:height="1.3cm" svg:x="27.3cm" svg:y="6.7cm">
          <text:p text:style-name="P1">S/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cm" svg:height="1.3cm" svg:x="23.9cm" svg:y="18.6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7" draw:id="id7" draw:layer="layout" svg:x1="1.031cm" svg:y1="19.964cm" svg:x2="7.216cm" svg:y2="19.964cm" draw:start-shape="id3" draw:start-glue-point="2" svg:d="M1031 19964h6185" svg:viewBox="0 0 6186 1">
          <text:p/>
        </draw:connector>
        <draw:connector draw:style-name="gr2" draw:text-style-name="P1" draw:layer="layout" svg:x1="7.216cm" svg:y1="19.964cm" svg:x2="7.216cm" svg:y2="18.349cm" draw:start-shape="id7" draw:start-glue-point="3" svg:d="M7216 19964v-1615" svg:viewBox="0 0 1 1616">
          <text:p/>
        </draw:connector>
        <draw:connector draw:style-name="gr2" draw:text-style-name="P1" xml:id="id8" draw:id="id8" draw:layer="layout" svg:x1="8.762cm" svg:y1="19.964cm" svg:x2="8.762cm" svg:y2="18.452cm" svg:d="M8762 19964v-1512" svg:viewBox="0 0 1 1513">
          <text:p/>
        </draw:connector>
        <draw:connector draw:style-name="gr2" draw:text-style-name="P1" draw:layer="layout" draw:line-skew="-0.499cm" svg:x1="8.762cm" svg:y1="19.964cm" svg:x2="15.978cm" svg:y2="19.998cm" draw:start-shape="id8" draw:start-glue-point="2" draw:end-shape="id9" draw:end-glue-point="3" svg:d="M8762 19964v36h7216v-2" svg:viewBox="0 0 7217 37">
          <text:p/>
        </draw:connector>
        <draw:connector draw:style-name="gr2" draw:text-style-name="P1" draw:layer="layout" svg:x1="15.978cm" svg:y1="19.998cm" svg:x2="28.588cm" svg:y2="19.964cm" draw:start-shape="id9" draw:start-glue-point="3" draw:end-shape="id10" draw:end-glue-point="3" svg:d="M15978 19998h6305v-34h6305" svg:viewBox="0 0 12611 35">
          <text:p/>
        </draw:connector>
        <draw:custom-shape draw:style-name="gr1" draw:text-style-name="P1" draw:layer="layout" svg:width="0.9cm" svg:height="1.3cm" svg:x="15.9cm" svg:y="12.3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3cm" svg:x="15.9cm" svg:y="9.8cm">
          <text:p text:style-name="P1">19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4cm" svg:height="1.1cm" svg:x="11.5cm" svg:y="2.1cm">
          <draw:text-box>
            <text:p><text:span text:style-name="T1">DEPÓSITO ALMOX</text:span></text:p>
          </draw:text-box>
        </draw:frame>
        <draw:connector draw:style-name="gr2" draw:text-style-name="P1" draw:layer="Camada4" svg:x1="28.76cm" svg:y1="8.144cm" svg:x2="28.671cm" svg:y2="10.046cm" draw:end-shape="id11" draw:end-glue-point="3" svg:d="M28760 8144v701h-89v1201" svg:viewBox="0 0 90 1903">
          <text:p/>
        </draw:connector>
        <officeooo:annotation svg:x="0cm" svg:y="0cm">
          <dc:date>2016-06-28T10:41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mada4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0:25:29.935132597</meta:creation-date>
    <dc:date>2016-08-31T15:39:14.352816946</dc:date>
    <meta:editing-duration>PT7M3S</meta:editing-duration>
    <meta:editing-cycles>5</meta:editing-cycles>
    <meta:generator>LibreOffice/4.2.8.2$Linux_x86 LibreOffice_project/420m0$Build-2</meta:generator>
    <dc:creator>SD Canto</dc:creator>
    <meta:document-statistic meta:object-count="26"/>
  </office:meta>
</office:document-meta>
</file>